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TeXGyreSchola" svg:font-family="TeXGyreSchola" style:font-pitch="variable"/>
    <style:font-face style:name="rsfs10" svg:font-family="rsfs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-width="0.152cm" draw:marker-end-width="0.152cm" draw:fill="none" draw:textarea-horizontal-align="center" draw:textarea-vertical-align="middle" draw:shadow="hidden"/>
    </style:style>
    <style:style style:name="gr2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3" style:family="graphic" style:parent-style-name="standard">
      <style:graphic-properties svg:stroke-width="0.025cm" draw:marker-start-width="0.337cm" draw:marker-end-width="0.337cm" draw:fill-color="#cc0000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5.0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.289cm" draw:shadow="hidden"/>
    </style:style>
    <style:style style:name="gr6" style:family="graphic" style:parent-style-name="objectwithoutfill">
      <style:graphic-properties draw:stroke="dash" draw:stroke-dash="Dashed_20__28_var_29_" svg:stroke-width="0.106cm" svg:stroke-color="#990000" draw:marker-start="" draw:marker-start-width="0.324cm" draw:marker-end="Arrow" draw:marker-end-width="0.324cm" draw:fill="none" draw:textarea-horizontal-align="center" draw:textarea-vertical-align="middle" fo:padding-top="0.04cm" fo:padding-bottom="0.04cm" fo:padding-left="0.04cm" fo:padding-right="0.04cm"/>
    </style:style>
    <style:style style:name="gr7" style:family="graphic" style:parent-style-name="objectwithoutfill">
      <style:graphic-properties draw:stroke="dash" draw:stroke-dash="Dashed_20__28_var_29_" svg:stroke-width="0cm" svg:stroke-color="#000000" draw:marker-start="" draw:marker-start-width="0.165cm" draw:marker-end="" draw:marker-end-width="0.165cm" draw:fill="none" draw:textarea-horizontal-align="center" draw:textarea-vertical-align="middle" fo:padding-top="-0.013cm" fo:padding-bottom="-0.013cm" fo:padding-left="-0.013cm" fo:padding-right="-0.013cm"/>
    </style:style>
    <style:style style:name="gr8" style:family="graphic" style:parent-style-name="objectwithoutfill">
      <style:graphic-properties draw:stroke="dash" draw:stroke-dash="Dashed_20__28_var_29_" svg:stroke-width="0.106cm" svg:stroke-color="#990000" draw:marker-start="" draw:marker-start-width="0.324cm" draw:marker-end="" draw:marker-end-width="0.324cm" draw:fill="none" draw:textarea-horizontal-align="center" draw:textarea-vertical-align="middle" fo:padding-top="0.04cm" fo:padding-bottom="0.04cm" fo:padding-left="0.04cm" fo:padding-right="0.04cm"/>
    </style:style>
    <style:style style:name="gr9" style:family="graphic" style:parent-style-name="objectwithoutfill">
      <style:graphic-properties draw:stroke="dash" draw:stroke-dash="Dashed_20__28_var_29_" svg:stroke-width="0.106cm" svg:stroke-color="#990000" draw:marker-start="Arrow" draw:marker-start-width="0.324cm" draw:marker-end="" draw:marker-end-width="0.324cm" draw:fill="none" draw:textarea-horizontal-align="center" draw:textarea-vertical-align="middle" fo:padding-top="0.04cm" fo:padding-bottom="0.04cm" fo:padding-left="0.04cm" fo:padding-right="0.04cm"/>
    </style:style>
    <style:style style:name="gr10" style:family="graphic" style:parent-style-name="standard">
      <style:graphic-properties draw:stroke="none" draw:fill="none" fo:min-height="0.65cm"/>
    </style:style>
    <style:style style:name="gr11" style:family="graphic" style:parent-style-name="standard">
      <style:graphic-properties draw:stroke="none" draw:fill="none" fo:min-height="0.443cm"/>
    </style:style>
    <style:style style:name="gr12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51cm" draw:shadow-offset-y="0.051cm"/>
    </style:style>
    <style:style style:name="P1" style:family="paragraph">
      <style:paragraph-properties fo:text-align="center"/>
      <style:text-properties fo:font-size="7pt"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color="#ffffff" fo:font-size="7pt" fo:font-weight="bold" style:font-size-asian="8pt" style:font-weight-asian="bold" style:font-size-complex="8pt" style:font-weight-complex="bold"/>
    </style:style>
    <style:style style:name="P6" style:family="paragraph">
      <style:paragraph-properties fo:text-align="start"/>
      <style:text-properties style:text-underline-style="solid" style:text-underline-width="auto" style:text-underline-color="font-color"/>
    </style:style>
    <style:style style:name="P7" style:family="paragraph">
      <style:paragraph-properties fo:text-align="star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color="#000000" fo:font-size="8pt" fo:font-weight="bold" style:font-size-asian="8pt" style:font-size-complex="8pt"/>
    </style:style>
    <style:style style:name="T1" style:family="text">
      <style:text-properties fo:color="#000000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3" style:family="text">
      <style:text-properties fo:color="#ffffff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4" style:family="text">
      <style:text-properties fo:color="#ffffff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style:text-position="sub 58%" fo:font-size="11pt" fo:font-weight="bold" style:font-size-asian="11pt" style:font-weight-asian="bold" style:font-size-complex="11pt" style:font-weight-complex="600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47cm" svg:y1="2.005cm" svg:x2="5.74cm" svg:y2="2.005cm">
          <text:p/>
        </draw:line>
        <draw:custom-shape draw:style-name="gr2" draw:text-style-name="P3" draw:layer="layout" svg:width="2.54cm" svg:height="0.487cm" svg:x="2.362cm" svg:y="1.765cm">
          <text:p text:style-name="P2"><text:span text:style-name="T1">ClientHell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487cm" svg:x="7.063cm" svg:y="2.113cm">
          <text:p text:style-name="P2"><text:span text:style-name="T1">ServerHel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487cm" svg:x="7.232cm" svg:y="2.2cm">
          <text:p text:style-name="P2"><text:span text:style-name="T1">Certific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225cm" svg:y1="2.6cm" svg:x2="6.32cm" svg:y2="2.6cm">
          <text:p/>
        </draw:line>
        <draw:custom-shape draw:style-name="gr2" draw:text-style-name="P4" draw:layer="layout" svg:width="2.54cm" svg:height="0.487cm" svg:x="7.44cm" svg:y="2.309cm">
          <text:p text:style-name="P2"><text:span text:style-name="T2">ServerHelloD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.464cm" svg:y1="2.939cm" svg:x2="5.734cm" svg:y2="2.939cm">
          <text:p/>
        </draw:line>
        <draw:line draw:style-name="gr1" draw:text-style-name="P1" draw:layer="layout" svg:x1="6.83cm" svg:y1="6.719cm" svg:x2="7.465cm" svg:y2="6.719cm">
          <text:p/>
        </draw:line>
        <draw:custom-shape draw:style-name="gr2" draw:text-style-name="P3" draw:layer="layout" svg:width="2.54cm" svg:height="0.487cm" svg:x="4.415cm" svg:y="6.483cm">
          <text:p text:style-name="P2"><text:span text:style-name="T1">ClientHell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246cm" svg:y1="7.093cm" svg:x2="6.976cm" svg:y2="7.093cm">
          <text:p/>
        </draw:line>
        <draw:custom-shape draw:style-name="gr2" draw:text-style-name="P3" draw:layer="layout" svg:width="2.54cm" svg:height="0.487cm" svg:x="7.416cm" svg:y="6.831cm">
          <text:p text:style-name="P2"><text:span text:style-name="T1">ServerHel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17cm" svg:y1="7.557cm" svg:x2="7.487cm" svg:y2="7.557cm">
          <text:p/>
        </draw:line>
        <draw:custom-shape draw:style-name="gr3" draw:text-style-name="P5" draw:layer="layout" svg:width="2.54cm" svg:height="0.487cm" svg:x="4.403cm" svg:y="7.314cm">
          <text:p text:style-name="P2"><text:span text:style-name="T3">ClientMaster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241cm" svg:y1="7.909cm" svg:x2="6.971cm" svg:y2="7.909cm">
          <text:p/>
        </draw:line>
        <draw:custom-shape draw:style-name="gr3" draw:text-style-name="P5" draw:layer="layout" svg:width="2.54cm" svg:height="0.487cm" svg:x="7.432cm" svg:y="7.657cm">
          <text:p text:style-name="P2"><text:span text:style-name="T4">Server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487cm" svg:x="2.357cm" svg:y="3.28cm">
          <text:p text:style-name="P2"><text:span text:style-name="T1">ClientHell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.678cm" svg:y1="3.672cm" svg:x2="5.948cm" svg:y2="3.672cm">
          <text:p/>
        </draw:line>
        <draw:custom-shape draw:style-name="gr2" draw:text-style-name="P3" draw:layer="layout" svg:width="2.54cm" svg:height="0.487cm" svg:x="2.57cm" svg:y="3.432cm">
          <text:p text:style-name="P2"><text:span text:style-name="T1">Finish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487cm" svg:x="7.079cm" svg:y="3.7cm">
          <text:p text:style-name="P2"><text:span text:style-name="T1">Certific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072cm" svg:y1="4.1cm" svg:x2="6.167cm" svg:y2="4.1cm">
          <text:p/>
        </draw:line>
        <draw:custom-shape draw:style-name="gr2" draw:text-style-name="P4" draw:layer="layout" svg:width="2.54cm" svg:height="0.487cm" svg:x="7.287cm" svg:y="3.809cm">
          <text:p text:style-name="P2"><text:span text:style-name="T2">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.485cm" svg:y1="4.54cm" svg:x2="5.755cm" svg:y2="4.54cm">
          <text:p/>
        </draw:line>
        <draw:custom-shape draw:style-name="gr2" draw:text-style-name="P3" draw:layer="layout" svg:width="2.54cm" svg:height="0.487cm" svg:x="2.377cm" svg:y="4.3cm">
          <text:p text:style-name="P2"><text:span text:style-name="T1">Applic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54cm" svg:height="0.487cm" svg:x="7.441cm" svg:y="2.309cm">
          <text:p text:style-name="P2"><text:span text:style-name="T2">ServerHelloD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5.908cm" svg:height="0.885cm" svg:x="3cm" svg:y="0.515cm">
          <draw:text-box>
            <text:p text:style-name="P6"><text:span text:style-name="T5">1. Record TLS 1.2 handshake</text:span></text:p>
          </draw:text-box>
        </draw:frame>
        <draw:frame draw:style-name="gr5" draw:text-style-name="P7" draw:layer="layout" svg:width="7.601cm" svg:height="0.885cm" svg:x="3cm" svg:y="5.2cm">
          <draw:text-box>
            <text:p text:style-name="P6"><text:span text:style-name="T5">2. Adaptive Chosen Cipher Text Attack</text:span></text:p>
          </draw:text-box>
        </draw:frame>
        <draw:line draw:style-name="gr6" draw:text-style-name="P2" draw:layer="layout" svg:x1="2.565cm" svg:y1="2.695cm" svg:x2="2.6cm" svg:y2="6.9cm">
          <text:p/>
        </draw:line>
        <draw:line draw:style-name="gr7" draw:text-style-name="P2" draw:layer="layout" svg:x1="10.3cm" svg:y1="5.2cm" svg:x2="1.6cm" svg:y2="5.2cm">
          <text:p/>
        </draw:line>
        <draw:line draw:style-name="gr6" draw:text-style-name="P2" draw:layer="layout" svg:x1="3.459cm" svg:y1="7.538cm" svg:x2="4.443cm" svg:y2="7.538cm">
          <text:p/>
        </draw:line>
        <draw:line draw:style-name="gr8" draw:text-style-name="P2" draw:layer="layout" svg:x1="8.6cm" svg:y1="8.178cm" svg:x2="8.6cm" svg:y2="10.278cm">
          <text:p/>
        </draw:line>
        <draw:line draw:style-name="gr9" draw:text-style-name="P2" draw:layer="layout" svg:x1="7.7cm" svg:y1="10.3cm" svg:x2="8.684cm" svg:y2="10.3cm">
          <text:p/>
        </draw:line>
        <draw:frame draw:style-name="gr5" draw:text-style-name="P7" draw:layer="layout" svg:width="5.159cm" svg:height="0.885cm" svg:x="3cm" svg:y="8.5cm">
          <draw:text-box>
            <text:p text:style-name="P6"><text:span text:style-name="T5">3. Bleichenbacher Oracle</text:span></text:p>
          </draw:text-box>
        </draw:frame>
        <draw:line draw:style-name="gr9" draw:text-style-name="P2" draw:layer="layout" svg:x1="2.6cm" svg:y1="7.9cm" svg:x2="2.6cm" svg:y2="10.3cm">
          <text:p/>
        </draw:line>
        <draw:line draw:style-name="gr8" draw:text-style-name="P2" draw:layer="layout" svg:x1="2.556cm" svg:y1="10.3cm" svg:x2="5.14cm" svg:y2="10.3cm">
          <text:p/>
        </draw:line>
        <draw:frame draw:style-name="gr10" draw:text-style-name="P8" draw:layer="layout" svg:width="3.5cm" svg:height="0.9cm" svg:x="2.6cm" svg:y="6.2cm">
          <draw:text-box>
            <text:p text:style-name="P8"><text:span text:style-name="T6">c</text:span><text:span text:style-name="T7">RSA</text:span></text:p>
          </draw:text-box>
        </draw:frame>
        <draw:frame draw:style-name="gr10" draw:text-style-name="P8" draw:layer="layout" svg:width="3.5cm" svg:height="0.9cm" svg:x="3.644cm" svg:y="7.534cm">
          <draw:text-box>
            <text:p text:style-name="P8"><text:span text:style-name="T6">c'</text:span><text:span text:style-name="T7">RSA</text:span></text:p>
          </draw:text-box>
        </draw:frame>
        <draw:frame draw:style-name="gr10" draw:text-style-name="P8" draw:layer="layout" svg:width="3.5cm" svg:height="0.9cm" svg:x="8.6cm" svg:y="9.1cm">
          <draw:text-box>
            <text:p text:style-name="P8"><text:span text:style-name="T6">c</text:span><text:span text:style-name="T7">RC2</text:span></text:p>
          </draw:text-box>
        </draw:frame>
        <draw:frame draw:style-name="gr10" draw:text-style-name="P8" draw:layer="layout" svg:width="3.5cm" svg:height="0.9cm" svg:x="2.5cm" svg:y="9.3cm">
          <draw:text-box>
            <text:p text:style-name="P8"><text:span text:style-name="T6">k</text:span><text:span text:style-name="T7">RC2</text:span></text:p>
          </draw:text-box>
        </draw:frame>
        <draw:line draw:style-name="gr8" draw:text-style-name="P2" draw:layer="layout" svg:x1="5.556cm" svg:y1="9.6cm" svg:x2="5.556cm" svg:y2="10cm">
          <text:p/>
        </draw:line>
        <draw:line draw:style-name="gr6" draw:text-style-name="P2" draw:layer="layout" svg:x1="7.4cm" svg:y1="9.7cm" svg:x2="7.4cm" svg:y2="10.1cm">
          <text:p/>
        </draw:line>
        <draw:line draw:style-name="gr8" draw:text-style-name="P2" draw:layer="layout" svg:x1="5.5cm" svg:y1="9.456cm" svg:x2="7.4cm" svg:y2="9.456cm">
          <text:p/>
        </draw:line>
        <draw:custom-shape draw:style-name="gr2" draw:text-style-name="P3" draw:layer="layout" svg:width="2.84cm" svg:height="0.487cm" svg:x="4.9cm" svg:y="10.038cm">
          <text:p text:style-name="P2"><text:span text:style-name="T1">Break 40-bit en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34cm" svg:height="0.693cm" svg:x="2.16cm" svg:y="1.207cm">
          <draw:text-box>
            <text:p text:style-name="P9"><text:span text:style-name="T8">TLS 1.2 client</text:span></text:p>
          </draw:text-box>
        </draw:frame>
        <draw:frame draw:style-name="gr11" draw:text-style-name="P9" draw:layer="layout" svg:width="3.3cm" svg:height="0.693cm" svg:x="6.9cm" svg:y="1.5cm">
          <draw:text-box>
            <text:p text:style-name="P9"><text:span text:style-name="T8">TLS 1.2 server</text:span></text:p>
          </draw:text-box>
        </draw:frame>
        <draw:frame draw:style-name="gr11" draw:text-style-name="P9" draw:layer="layout" svg:width="3.14cm" svg:height="0.693cm" svg:x="7.26cm" svg:y="6.118cm">
          <draw:text-box>
            <text:p text:style-name="P9"><text:span text:style-name="T8">SSLv2 server</text:span></text:p>
          </draw:text-box>
        </draw:frame>
        <draw:frame draw:style-name="gr10" draw:text-style-name="P8" draw:layer="layout" svg:width="3.5cm" svg:height="0.9cm" svg:x="6cm" svg:y="9.4cm">
          <draw:text-box>
            <text:p text:style-name="P8"><text:span text:style-name="T6">m?</text:span></text:p>
          </draw:text-box>
        </draw:frame>
        <draw:custom-shape draw:style-name="gr3" draw:text-style-name="P5" draw:layer="layout" svg:width="2.54cm" svg:height="0.487cm" svg:x="2.35cm" svg:y="2.696cm">
          <text:p text:style-name="P2"><text:span text:style-name="T3">ClientKeyEx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95cm" svg:height="0.687cm" svg:x="1.6cm" svg:y="7.19cm">
          <text:p text:style-name="P2"><text:span text:style-name="T9">Attack</text:span></text:p>
          <text:p text:style-name="P2"><text:span text:style-name="T9">Algorithm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34cm" svg:height="0.693cm" svg:x="8.166cm" svg:y="4.207cm">
          <draw:text-box>
            <text:p text:style-name="P8"><text:span text:style-name="T6">...</text:span></text:p>
          </draw:text-box>
        </draw:frame>
        <draw:line draw:style-name="gr7" draw:text-style-name="P2" draw:layer="layout" svg:x1="10.3cm" svg:y1="8.5cm" svg:x2="1.6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TeXGyreSchola" svg:font-family="TeXGyreSchola" style:font-pitch="variable"/>
    <style:font-face style:name="rsfs10" svg:font-family="rsfs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9:12:00.141853935</meta:creation-date>
    <dc:date>2016-01-14T10:00:16.113998215</dc:date>
    <meta:editing-duration>PT47M21S</meta:editing-duration>
    <meta:editing-cycles>9</meta:editing-cycles>
    <meta:generator>LibreOffice/4.2.8.2$Linux_X86_64 LibreOffice_project/420m0$Build-2</meta:generator>
    <meta:document-statistic meta:object-count="50"/>
  </office:meta>
</office:document-meta>
</file>